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5]-[.D5]" office:value-type="float" office:value="4" calcext:value-type="float">
            <text:p>4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8]-[.D18]" office:value-type="float" office:value="2" calcext:value-type="float">
            <text:p>2</text:p>
          </table:table-cell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-[.D19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0]-[.D20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 style:data-style-name="N2" text:time-value="09:31:14.5555005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1T09:33:13.694542091</dc:date>
    <meta:editing-duration>PT20M36S</meta:editing-duration>
    <meta:editing-cycles>5</meta:editing-cycles>
    <meta:generator>LibreOffice/6.2.3.2$Linux_X86_64 LibreOffice_project/20$Build-2</meta:generator>
    <meta:document-statistic meta:table-count="1" meta:cell-count="99" meta:object-count="0"/>
  </office:meta>
</office:document-meta>
</file>